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2.4673in"/>
    </style:style>
    <style:style style:name="co10" style:family="table-column">
      <style:table-column-properties fo:break-before="auto" style:column-width="1.0201in"/>
    </style:style>
    <style:style style:name="co11" style:family="table-column">
      <style:table-column-properties fo:break-before="auto" style:column-width="2.3374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Over-buy</text:p>
          </table:table-cell>
          <table:table-cell office:value-type="string" calcext:value-type="string">
            <text:p>Reel charge</text:p>
          </table:table-cell>
          <table:table-cell office:value-type="string" calcext:value-type="string">
            <text:p>Total Cost</text:p>
          </table:table-cell>
          <table:table-cell table:style-name="ce6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1266" calcext:value-type="currency">
            <text:p>$0.1266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2532" calcext:value-type="currency">
            <text:p>$0.253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2]*[.C2]+[.G2]" office:value-type="currency" office:currency="USD" office:value="38.65" calcext:value-type="currency">
            <text:p>$38.65</text:p>
          </table:table-cell>
          <table:table-cell table:style-name="ce6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DKR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6522" calcext:value-type="currency">
            <text:p>$0.652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6522" calcext:value-type="currency">
            <text:p>$0.652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3]*[.C3]+[.G3]" office:value-type="currency" office:currency="USD" office:value="72.22" calcext:value-type="currency">
            <text:p>$72.22</text:p>
          </table:table-cell>
          <table:table-cell table:style-name="ce6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6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4392" calcext:value-type="currency">
            <text:p>$0.439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4392" calcext:value-type="currency">
            <text:p>$0.439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4]*[.C4]+[.G4]" office:value-type="currency" office:currency="USD" office:value="50.92" calcext:value-type="currency">
            <text:p>$50.92</text:p>
          </table:table-cell>
          <table:table-cell table:style-name="ce6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DKR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5]*[.C5]+[.G5]" office:value-type="currency" office:currency="USD" office:value="17.2" calcext:value-type="currency">
            <text:p>$17.20</text:p>
          </table:table-cell>
          <table:table-cell table:style-name="ce6" office:value-type="string" calcext:value-type="string">
            <text:p>C8,C9</text:p>
          </table:table-cell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6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85" calcext:value-type="currency">
            <text:p>$0.0185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6]*[.B6]" office:value-type="currency" office:currency="USD" office:value="0.037" calcext:value-type="currency">
            <text:p>$0.0370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6]*[.C6]+[.G6]" office:value-type="currency" office:currency="USD" office:value="25.5" calcext:value-type="currency">
            <text:p>$25.50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DKR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85" calcext:value-type="currency">
            <text:p>$0.0185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" table:formula="of:=[.D7]*[.B7]" office:value-type="currency" office:currency="USD" office:value="0.0925" calcext:value-type="currency">
            <text:p>$0.0925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7]*[.C7]+[.G7]" office:value-type="currency" office:currency="USD" office:value="25.5" calcext:value-type="currency">
            <text:p>$25.50</text:p>
          </table:table-cell>
          <table:table-cell table:style-name="ce6" office:value-type="string" calcext:value-type="string">
            <text:p>R3,R4,R5,R8,R9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DKR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F chip cap (see alternate)</text:p>
          </table:table-cell>
          <table:table-cell table:style-name="ce1" office:value-type="currency" office:currency="USD" office:value="0.00465" calcext:value-type="currency">
            <text:p>$0.004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8]*[.B8]" office:value-type="currency" office:currency="USD" office:value="0.0093" calcext:value-type="currency">
            <text:p>$0.009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8]*[.C8]+[.G8]" office:value-type="currency" office:currency="USD" office:value="11.65" calcext:value-type="currency">
            <text:p>$11.65</text:p>
          </table:table-cell>
          <table:table-cell table:style-name="ce6" office:value-type="string" calcext:value-type="string">
            <text:p>C1,C7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Alternate: GRM188R71H103KA01J/490-7213-6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8])" office:value-type="float" office:value="15" calcext:value-type="float">
            <text:p>15</text:p>
          </table:table-cell>
          <table:table-cell table:style-name="ce1" table:formula="of:=SUM([.E2:.E8])" office:value-type="currency" office:currency="USD" office:value="1.5038" calcext:value-type="currency">
            <text:p>$1.50380</text:p>
          </table:table-cell>
          <table:table-cell table:style-name="ce4"/>
          <table:table-cell/>
          <table:table-cell table:style-name="ce2" table:formula="of:=SUM([.H2:.H8])" office:value-type="currency" office:currency="USD" office:value="241.64" calcext:value-type="currency">
            <text:p>$241.64</text:p>
          </table:table-cell>
          <table:table-cell table:number-columns-repeated="7"/>
          <table:table-cell office:value-type="string" calcext:value-type="string">
            <text:p>Note: C1 is included up here, but is actually part of the USB interfac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2.02" calcext:value-type="currency">
            <text:p>$2.02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2.02" calcext:value-type="currency">
            <text:p>$2.0200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2]*[.C12]*[.D12]+[.G12]" office:value-type="currency" office:currency="USD" office:value="209" calcext:value-type="currency">
            <text:p>$209.00</text:p>
          </table:table-cell>
          <table:table-cell table:style-name="ce6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26-6-ND</text:p>
          </table:table-cell>
          <table:table-cell office:value-type="string" calcext:value-type="string">
            <text:p>FT240X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3]*[.C13]+[.G13]" office:value-type="currency" office:currency="USD" office:value="11.8" calcext:value-type="currency">
            <text:p>$11.80</text:p>
          </table:table-cell>
          <table:table-cell table:style-name="ce6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6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374" calcext:value-type="currency">
            <text:p>$0.137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1374" calcext:value-type="currency">
            <text:p>$0.137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4]*[.C14]+[.G14]" office:value-type="currency" office:currency="USD" office:value="20.74" calcext:value-type="currency">
            <text:p>$20.74</text:p>
          </table:table-cell>
          <table:table-cell table:style-name="ce6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6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523" calcext:value-type="currency">
            <text:p>$0.052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523" calcext:value-type="currency">
            <text:p>$0.052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5]*[.C15]+[.G15]" office:value-type="currency" office:currency="USD" office:value="12.23" calcext:value-type="currency">
            <text:p>$12.23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6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6]*[.C16]+[.G16]" office:value-type="currency" office:currency="USD" office:value="14.2" calcext:value-type="currency">
            <text:p>$14.20</text:p>
          </table:table-cell>
          <table:table-cell table:style-name="ce6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6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271" calcext:value-type="currency">
            <text:p>$0.027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542" calcext:value-type="currency">
            <text:p>$0.054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7]*[.C17]+[.G17]" office:value-type="currency" office:currency="USD" office:value="12.42" calcext:value-type="currency">
            <text:p>$12.42</text:p>
          </table:table-cell>
          <table:table-cell table:style-name="ce6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DKR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9402" calcext:value-type="currency">
            <text:p>$0.940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9402" calcext:value-type="currency">
            <text:p>$0.9402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8]*[.C18]+[.G18]" office:value-type="currency" office:currency="USD" office:value="101.02" calcext:value-type="currency">
            <text:p>$101.02</text:p>
          </table:table-cell>
          <table:table-cell table:style-name="ce6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DKR-ND</text:p>
          </table:table-cell>
          <table:table-cell table:style-name="ce8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6" calcext:value-type="currency">
            <text:p>$1.6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6" calcext:value-type="currency">
            <text:p>$1.60000</text:p>
          </table:table-cell>
          <table:table-cell table:style-name="ce4" office:value-type="percentage" office:value="0.05" calcext:value-type="percentage">
            <text:p>5%</text:p>
          </table:table-cell>
          <table:table-cell/>
          <table:table-cell table:style-name="ce2" table:formula="of:=[.B19]*[.C19]+[.G19]" office:value-type="currency" office:currency="USD" office:value="160" calcext:value-type="currency">
            <text:p>$160.00</text:p>
          </table:table-cell>
          <table:table-cell table:style-name="ce6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1.5" calcext:value-type="currency">
            <text:p>$1.5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1.5" calcext:value-type="currency">
            <text:p>$1.50000</text:p>
          </table:table-cell>
          <table:table-cell table:style-name="ce4" table:formula="of:=(1000/9-100)%" office:value-type="percentage" office:value="0.111111111111111" calcext:value-type="percentage">
            <text:p>11%</text:p>
          </table:table-cell>
          <table:table-cell/>
          <table:table-cell table:style-name="ce2" table:formula="of:=[.B20]*[.C20]" office:value-type="currency" office:currency="USD" office:value="150" calcext:value-type="currency">
            <text:p>$150.00</text:p>
          </table:table-cell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formula="of:=SUM([.D12:.D18])" office:value-type="float" office:value="10" calcext:value-type="float">
            <text:p>10</text:p>
          </table:table-cell>
          <table:table-cell table:style-name="ce1" table:formula="of:=SUM([.E12:.E20])" office:value-type="currency" office:currency="USD" office:value="6.3233" calcext:value-type="currency">
            <text:p>$6.32330</text:p>
          </table:table-cell>
          <table:table-cell table:style-name="Default"/>
          <table:table-cell/>
          <table:table-cell table:style-name="ce2" table:formula="of:=SUM([.H12:.H20])" office:value-type="currency" office:currency="USD" office:value="691.41" calcext:value-type="currency">
            <text:p>$691.4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" calcext:value-type="currency">
            <text:p>$1.00000</text:p>
          </table:table-cell>
          <table:table-cell table:style-name="Default"/>
          <table:table-cell/>
          <table:table-cell table:style-name="ce2"/>
          <table:table-cell table:number-columns-repeated="7"/>
          <table:table-cell office:value-type="string" calcext:value-type="string">
            <text:p>Application of silver EMI shielding pa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embly</text:p>
          </table:table-cell>
          <table:table-cell table:style-name="ce2" office:value-type="currency" office:currency="USD" office:value="1.84" calcext:value-type="currency">
            <text:p>$1.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.84" calcext:value-type="currency">
            <text:p>$1.84000</text:p>
          </table:table-cell>
          <table:table-cell table:style-name="Default"/>
          <table:table-cell/>
          <table:table-cell table:style-name="ce2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" calcext:value-type="currency">
            <text:p>$1.00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0.98" calcext:value-type="currency">
            <text:p>$0.98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17" calcext:value-type="currency">
            <text:p>$0.17000</text:p>
          </table:table-cell>
          <table:table-cell table:style-name="ce5"/>
          <table:table-cell/>
          <table:table-cell table:style-name="ce2"/>
          <table:table-cell table:number-columns-repeated="2"/>
          <table:table-cell office:value-type="string" calcext:value-type="string">
            <text:p>uline</text:p>
          </table:table-cell>
          <table:table-cell table:style-name="ce7" office:value-type="string" calcext:value-type="string">
            <text:p>S-805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SUM([.E23:.E27])" office:value-type="currency" office:currency="USD" office:value="4.99" calcext:value-type="currency">
            <text:p>$4.99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8]+[.E21]+[.E9]" office:value-type="currency" office:currency="USD" office:value="12.8171" calcext:value-type="currency">
            <text:p>$12.81710</text:p>
          </table:table-cell>
          <table:table-cell table:style-name="ce5"/>
          <table:table-cell office:value-type="string" calcext:value-type="string">
            <text:p>Up-front cash</text:p>
          </table:table-cell>
          <table:table-cell table:style-name="ce2" table:formula="of:=[.H21]+[.H9]" office:value-type="currency" office:currency="USD" office:value="933.05" calcext:value-type="currency">
            <text:p>$933.0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104853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20:30:54.231561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1-13T21:16:55.694635231</dc:date>
    <meta:editing-duration>P3DT13H33M49S</meta:editing-duration>
    <meta:editing-cycles>135</meta:editing-cycles>
    <meta:generator>LibreOffice/4.2.7.2$Linux_X86_64 LibreOffice_project/420m0$Build-2</meta:generator>
    <meta:document-statistic meta:table-count="1" meta:cell-count="281" meta:object-count="0"/>
  </office:meta>
</office:document-meta>
</file>